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251" officeooo:paragraph-rsid="0011425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234b" officeooo:paragraph-rsid="0013234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4251" officeooo:paragraph-rsid="0011425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a868" officeooo:paragraph-rsid="0014a868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text-underline-style="solid" style:text-underline-width="auto" style:text-underline-color="font-color" fo:font-weight="bold" officeooo:rsid="0014a868" officeooo:paragraph-rsid="0014a868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:</text:p>
      <text:p text:style-name="Standard">Reproduce los pasos de las práctica guiadas para instalar programas en una máquina virtual. Para cada instalación, crea una pequeña explicación y añade capturas de pantalla donde se vean los pasos importantes completados y, finalmente, donde se vea el programa en funcionamiento.</text:p>
      <text:p text:style-name="Standard"/>
      <text:p text:style-name="P3">Instalacion del codigo fuente:</text:p>
      <text:p text:style-name="P1">Instal·lar <text:a xlink:type="simple" xlink:href="http://www.audacityteam.org/download/linux/">Audacity</text:a> a partir del codi font.</text:p>
      <text:p text:style-name="P1"/>
      <text:p text:style-name="P2">Crear un tarball:</text:p>
      <text:p text:style-name="P1">Tornar a llegir l'article anterior (<text:a xlink:type="simple" xlink:href="http://aulavirtual.caib.es/c07008363/mod/url/view.php?id=13649">The magic behind configure, make, make install</text:a>) i crear un tarball per a distribuir un programa de prova.</text:p>
      <text:p text:style-name="P1"/>
      <text:p text:style-name="P4">GRUB:</text:p>
      <text:p text:style-name="P6">Cercar informació sobre el GRUB, fer proves i elaborar una presentació amb:</text:p>
      <text:list xml:id="list8022087369770385229" text:style-name="L1">
        <text:list-item>
          <text:p text:style-name="P7">Què és? </text:p>
        </text:list-item>
        <text:list-item>
          <text:p text:style-name="P7">Història dels gestors d'arrencada (lilo, grub, grub2) </text:p>
        </text:list-item>
        <text:list-item>
          <text:p text:style-name="P7">Configuració del GRUB (arxius de configuració, entrades del menú, temps d'espera, imatge de fons...) </text:p>
        </text:list-item>
        <text:list-item>
          <text:p text:style-name="P5">Qualque eina gràfica de gestió de la configuració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43:52.729963810</meta:creation-date>
    <dc:date>2016-06-02T16:52:53.375762048</dc:date>
    <meta:editing-duration>PT7M2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28" meta:character-count="817" meta:non-whitespace-character-count="701"/>
  </office:meta>
</office:document-meta>
</file>